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Preformatted_20_Text">
      <style:text-properties officeooo:paragraph-rsid="0001a44a"/>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paragraph-properties fo:margin-top="0in" fo:margin-bottom="0.1965in" style:contextual-spacing="false"/>
      <style:text-properties officeooo:paragraph-rsid="0001a44a"/>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wnload_and_Build_BusyBox"/>Download and Build BusyBox</text:h>
      <text:p text:style-name="Text_20_body">The source to BusyBox can be downloaded from <text:a xlink:type="simple" xlink:href="http://www.busybox.net/downloads">http://www.busybox.net/downloads</text:a>. One of the smallest and most stable version at the time of this writing is busybox-1.11.1.tar.bz2. Download it to the /home/user/src directory. Change directory to the build directory and extract the source code with the tar utility. The command line options to tar are: x extract the files j the is a file zipped with bzip2 so use bunzip2 to uncompress v display the files as they are extracted f the following file contains the source </text:p>
      <text:p text:style-name="Preformatted_20_Text">[root@localhost src]<text:span text:style-name="T1"># cd ../build</text:span></text:p>
      <text:p text:style-name="P8">[root@localhost build]<text:span text:style-name="T1"># tar -xjvf ../src/busybox-1.2.2.1.tar.bz2</text:span></text:p>
      <text:p text:style-name="Text_20_body">As the files are extracted, their names are displayed. </text:p>
      <text:p text:style-name="Text_20_body">Under the /home/user/build directory there should now be a busybox-1.2.2.1 directory. Change directory to it to start selecting build options. To configure build options, type in make menuconfig. </text:p>
      <text:p text:style-name="Preformatted_20_Text">[root@localhost build]<text:span text:style-name="T1"># cd busybox-1.2.2.1</text:span></text:p>
      <text:p text:style-name="P8">[root@localhost busybox-1.2.2.1]<text:span text:style-name="T1"># make menuconfig</text:span></text:p>
      <text:p text:style-name="Text_20_body">The following screen should be displayed: </text:p>
      <text:p text:style-name="Preformatted_20_Text"><text:s/>┌───────────────────────── BusyBox Configuration ─────────────────────────┐</text:p>
      <text:p text:style-name="Preformatted_20_Text"><text:s/>│ <text:s/>Arrow keys navigate the menu. <text:s/>&lt;Enter&gt; selects submenus ---&gt;. <text:s text:c="9"/>│</text:p>
      <text:p text:style-name="Preformatted_20_Text"><text:s/>│ <text:s/>Highlighted letters are hotkeys. <text:s/>Pressing &lt;Y&gt; selectes a feature, <text:s text:c="4"/>│</text:p>
      <text:p text:style-name="Preformatted_20_Text"><text:s/>│ <text:s/>while &lt;N&gt; will exclude a feature. <text:s/>Press &lt;Esc&gt;&lt;Esc&gt; to exit, &lt;?&gt; for <text:s text:c="2"/>│</text:p>
      <text:p text:style-name="Preformatted_20_Text"><text:s/>│ <text:s/>Help, &lt;/&gt; for Search. <text:s/>Legend: [*] feature is selected <text:s/>[ ] feature is │</text:p>
      <text:p text:style-name="Preformatted_20_Text"><text:s/>│ ┌─────────────────────────────────────────────────────────────────────┐ │</text:p>
      <text:p text:style-name="Preformatted_20_Text"><text:s/>│ │ <text:s text:c="14"/>Busybox Settings <text:s/>---&gt; <text:s text:c="31"/>│ │</text:p>
      <text:p text:style-name="Preformatted_20_Text"><text:s/>│ │ <text:s text:c="10"/>--- Applets <text:s text:c="46"/>│ │</text:p>
      <text:p text:style-name="Preformatted_20_Text"><text:s/>│ │ <text:s text:c="14"/>Archival Utilities <text:s/>---&gt; <text:s text:c="29"/>│ │</text:p>
      <text:p text:style-name="Preformatted_20_Text"><text:s/>│ │ <text:s text:c="14"/>Coreutils <text:s/>---&gt; <text:s text:c="38"/>│ │</text:p>
      <text:p text:style-name="Preformatted_20_Text"><text:s/>│ │ <text:s text:c="14"/>Console Utilities <text:s/>---&gt; <text:s text:c="30"/>│ │</text:p>
      <text:p text:style-name="Preformatted_20_Text"><text:s/>│ │ <text:s text:c="14"/>Debian Utilities <text:s/>---&gt; <text:s text:c="31"/>│ │</text:p>
      <text:p text:style-name="Preformatted_20_Text"><text:s/>│ │ <text:s text:c="14"/>Editors <text:s/>---&gt; <text:s text:c="40"/>│ │</text:p>
      <text:p text:style-name="Preformatted_20_Text"><text:s/>│ │ <text:s text:c="14"/>Finding Utilities <text:s/>---&gt; <text:s text:c="30"/>│ │</text:p>
      <text:p text:style-name="Preformatted_20_Text"><text:s/>│ │ <text:s text:c="14"/>Init Utilities <text:s/>---&gt; <text:s text:c="33"/>│ │</text:p>
      <text:p text:style-name="Preformatted_20_Text"><text:s/>│ │ <text:s text:c="14"/>Login/Password Management Utilities <text:s/>---&gt; <text:s text:c="12"/>│ │</text:p>
      <text:p text:style-name="Preformatted_20_Text"><text:s/>│ │ <text:s text:c="14"/>Linux Ext2 FS Progs <text:s/>---&gt; <text:s text:c="28"/>│ │</text:p>
      <text:p text:style-name="Preformatted_20_Text"><text:s/>│ │ <text:s text:c="14"/>Linux Module Utilities <text:s/>---&gt; <text:s text:c="25"/>│ │</text:p>
      <text:p text:style-name="Preformatted_20_Text"><text:s/>│ └───────────v(+)──────────────────────────────────────────────────────┘ │</text:p>
      <text:p text:style-name="Preformatted_20_Text"><text:s/>├─────────────────────────────────────────────────────────────────────────┤</text:p>
      <text:p text:style-name="Preformatted_20_Text"><text:s/>│ <text:s text:c="19"/>&lt;Select&gt; <text:s text:c="3"/>&lt; Exit &gt; <text:s text:c="3"/>&lt; Help &gt; <text:s text:c="20"/>│</text:p>
      <text:p text:style-name="P8"><text:s/>└─────────────────────────────────────────────────────────────────────────┘</text:p>
      <text:p text:style-name="Text_20_body">To save on space, a hierarchical listing of options that must be selected is shown below. </text:p>
      <text:p text:style-name="Preformatted_20_Text">Busybox Settings</text:p>
      <text:p text:style-name="Preformatted_20_Text"><text:s text:c="2"/>General Configuration</text:p>
      <text:p text:style-name="Preformatted_20_Text"><text:s text:c="5"/>Show terse applet usage messages</text:p>
      <text:p text:style-name="Preformatted_20_Text"><text:s text:c="5"/>Store applet usage messages in compressed form</text:p>
      <text:p text:style-name="Preformatted_20_Text"><text:s text:c="5"/>Use the devpts filesystem for Unix98 PTYs</text:p>
      <text:p text:style-name="Preformatted_20_Text"><text:s text:c="5"/>(/proc/self/exe) Path to BusyBox executable</text:p>
      <text:p text:style-name="Preformatted_20_Text"><text:s text:c="2"/>Build Options</text:p>
      <text:p text:style-name="Preformatted_20_Text"><text:soft-page-break/><text:s text:c="5"/>Build BusyBox as a static binary (no shared libs)</text:p>
      <text:p text:style-name="Preformatted_20_Text"><text:s text:c="5"/>Build with Large File Support</text:p>
      <text:p text:style-name="Preformatted_20_Text"><text:s text:c="5"/>Do you want to build BusyBox with a Cross Compiler</text:p>
      <text:p text:style-name="Preformatted_20_Text"><text:s text:c="5"/>(/opt/arm-2007q3/bin/arm-none-linux-gnueabi-) Cross Compiler prefix</text:p>
      <text:p text:style-name="Preformatted_20_Text"><text:s text:c="2"/>Coreutils</text:p>
      <text:p text:style-name="Preformatted_20_Text"><text:s text:c="5"/>basename</text:p>
      <text:p text:style-name="Preformatted_20_Text"><text:s text:c="5"/>cat</text:p>
      <text:p text:style-name="Preformatted_20_Text"><text:s text:c="5"/>chmod</text:p>
      <text:p text:style-name="Preformatted_20_Text"><text:s text:c="5"/>cp</text:p>
      <text:p text:style-name="Preformatted_20_Text"><text:s text:c="5"/>cut</text:p>
      <text:p text:style-name="Preformatted_20_Text"><text:s text:c="5"/>echo</text:p>
      <text:p text:style-name="Preformatted_20_Text"><text:s text:c="5"/>false</text:p>
      <text:p text:style-name="Preformatted_20_Text"><text:s text:c="5"/>head</text:p>
      <text:p text:style-name="Preformatted_20_Text"><text:s text:c="5"/>hostid</text:p>
      <text:p text:style-name="Preformatted_20_Text"><text:s text:c="5"/>ln</text:p>
      <text:p text:style-name="Preformatted_20_Text"><text:s text:c="5"/>ls</text:p>
      <text:p text:style-name="Preformatted_20_Text"><text:s text:c="5"/>mkdir</text:p>
      <text:p text:style-name="Preformatted_20_Text"><text:s text:c="5"/>mkfifo</text:p>
      <text:p text:style-name="Preformatted_20_Text"><text:s text:c="5"/>mknod</text:p>
      <text:p text:style-name="Preformatted_20_Text"><text:s text:c="5"/>mv</text:p>
      <text:p text:style-name="Preformatted_20_Text"><text:s text:c="5"/>pwd</text:p>
      <text:p text:style-name="Preformatted_20_Text"><text:s text:c="5"/>rm</text:p>
      <text:p text:style-name="Preformatted_20_Text"><text:s text:c="5"/>sync</text:p>
      <text:p text:style-name="Preformatted_20_Text"><text:s text:c="5"/>tail</text:p>
      <text:p text:style-name="Preformatted_20_Text"><text:s text:c="5"/>touch</text:p>
      <text:p text:style-name="Preformatted_20_Text"><text:s text:c="5"/>true</text:p>
      <text:p text:style-name="Preformatted_20_Text"><text:s text:c="5"/>uname</text:p>
      <text:p text:style-name="Preformatted_20_Text"><text:s text:c="5"/>yes</text:p>
      <text:p text:style-name="Preformatted_20_Text"><text:s text:c="2"/>Console Utilities</text:p>
      <text:p text:style-name="Preformatted_20_Text"><text:s text:c="5"/>clear</text:p>
      <text:p text:style-name="Preformatted_20_Text"><text:s text:c="5"/>reset</text:p>
      <text:p text:style-name="Preformatted_20_Text"><text:s text:c="2"/>Editors</text:p>
      <text:p text:style-name="Preformatted_20_Text"><text:s text:c="5"/>awk</text:p>
      <text:p text:style-name="Preformatted_20_Text"><text:s text:c="5"/>sed</text:p>
      <text:p text:style-name="Preformatted_20_Text"><text:s text:c="5"/>vi</text:p>
      <text:p text:style-name="Preformatted_20_Text"><text:s text:c="2"/>Finding Utilities</text:p>
      <text:p text:style-name="Preformatted_20_Text"><text:s text:c="5"/>find</text:p>
      <text:p text:style-name="Preformatted_20_Text"><text:s text:c="5"/>grep</text:p>
      <text:p text:style-name="Preformatted_20_Text"><text:s text:c="2"/>Init Utilities</text:p>
      <text:p text:style-name="Preformatted_20_Text"><text:s text:c="5"/>init (keep the defaults that come with this selection)</text:p>
      <text:p text:style-name="Preformatted_20_Text"><text:s text:c="5"/>Support running commands with a controlling-tty</text:p>
      <text:p text:style-name="Preformatted_20_Text"><text:s text:c="5"/>poweroff, halt, and reboot</text:p>
      <text:p text:style-name="Preformatted_20_Text"><text:s text:c="5"/>mesg</text:p>
      <text:p text:style-name="Preformatted_20_Text"><text:s text:c="2"/>Login/Password Management Utilities</text:p>
      <text:p text:style-name="Preformatted_20_Text"><text:s text:c="5"/>Use internal password and group functuions</text:p>
      <text:p text:style-name="Preformatted_20_Text"><text:s text:c="5"/>getty</text:p>
      <text:p text:style-name="Preformatted_20_Text"><text:s text:c="5"/>login</text:p>
      <text:p text:style-name="Preformatted_20_Text"><text:s text:c="7"/>(de-select Support for /etc/securetty)</text:p>
      <text:p text:style-name="Preformatted_20_Text"><text:s text:c="2"/>Linux Module Utilities</text:p>
      <text:p text:style-name="Preformatted_20_Text"><text:s text:c="5"/>insmod</text:p>
      <text:p text:style-name="Preformatted_20_Text"><text:s text:c="5"/>rmmod</text:p>
      <text:p text:style-name="Preformatted_20_Text"><text:s text:c="5"/>lsmod</text:p>
      <text:p text:style-name="Preformatted_20_Text"><text:s text:c="5"/>modprobe</text:p>
      <text:p text:style-name="Preformatted_20_Text"><text:s text:c="5"/>Support version 2.6.x Linux kernels</text:p>
      <text:p text:style-name="Preformatted_20_Text"><text:s text:c="2"/>Linux System Utilities</text:p>
      <text:p text:style-name="Preformatted_20_Text"><text:s text:c="5"/>dmesg</text:p>
      <text:p text:style-name="Preformatted_20_Text"><text:s text:c="5"/>mdev</text:p>
      <text:p text:style-name="Preformatted_20_Text"><text:s text:c="5"/>Support /etc/mdev.conf</text:p>
      <text:p text:style-name="Preformatted_20_Text"><text:s text:c="5"/>Support command execution at device addition/removal</text:p>
      <text:p text:style-name="P9"><text:soft-page-break/><text:s text:c="5"/>mkswap</text:p>
      <text:p text:style-name="P7"><text:s text:c="5"/>more</text:p>
      <text:p text:style-name="Preformatted_20_Text"><text:s text:c="5"/>mount</text:p>
      <text:p text:style-name="Preformatted_20_Text"><text:s text:c="5"/>swaponoff</text:p>
      <text:p text:style-name="Preformatted_20_Text"><text:s text:c="5"/>umount</text:p>
      <text:p text:style-name="Preformatted_20_Text"><text:s text:c="5"/>umount –a option</text:p>
      <text:p text:style-name="Preformatted_20_Text"><text:s text:c="2"/>Networking Utilities</text:p>
      <text:p text:style-name="Preformatted_20_Text"><text:s text:c="5"/>hostname</text:p>
      <text:p text:style-name="Preformatted_20_Text"><text:s text:c="5"/>ifconfig</text:p>
      <text:p text:style-name="Preformatted_20_Text"><text:s text:c="5"/>ping</text:p>
      <text:p text:style-name="Preformatted_20_Text"><text:s text:c="5"/>telnet</text:p>
      <text:p text:style-name="Preformatted_20_Text"><text:s text:c="5"/>telnetd</text:p>
      <text:p text:style-name="Preformatted_20_Text"><text:s/>Process Utilities</text:p>
      <text:p text:style-name="Preformatted_20_Text"><text:s text:c="5"/>kill</text:p>
      <text:p text:style-name="Preformatted_20_Text"><text:s text:c="5"/>killall</text:p>
      <text:p text:style-name="Preformatted_20_Text"><text:s text:c="5"/>pidof</text:p>
      <text:p text:style-name="Preformatted_20_Text"><text:s text:c="5"/>ps</text:p>
      <text:p text:style-name="Preformatted_20_Text"><text:s text:c="2"/>Shells</text:p>
      <text:p text:style-name="Preformatted_20_Text"><text:s text:c="5"/>ash (keep all the defaults)</text:p>
      <text:p text:style-name="Preformatted_20_Text"><text:s text:c="5"/>Expand prompt string</text:p>
      <text:p text:style-name="Preformatted_20_Text"><text:s text:c="5"/>---Bourne Shell Options</text:p>
      <text:p text:style-name="Preformatted_20_Text"><text:s text:c="8"/>Command line editing</text:p>
      <text:p text:style-name="Preformatted_20_Text"><text:s text:c="8"/>History saving</text:p>
      <text:p text:style-name="Preformatted_20_Text"><text:s text:c="8"/>Tab completion</text:p>
      <text:p text:style-name="Preformatted_20_Text"><text:s text:c="8"/>Fancy shell prompts</text:p>
      <text:p text:style-name="Preformatted_20_Text"><text:s text:c="2"/>System Logging Utilities</text:p>
      <text:p text:style-name="Preformatted_20_Text"><text:s text:c="5"/>syslogd</text:p>
      <text:p text:style-name="P8"><text:s text:c="5"/>klogd</text:p>
      <text:p text:style-name="Text_20_body">To build BusyBox, simply type in <text:span text:style-name="T1">make</text:span> at the command line. After a few minutes the compile should be complete. When compilation is complete install BusyBox to the target directory. The make and install commands are show below: </text:p>
      <text:p text:style-name="Preformatted_20_Text">[root@localhost busybox-1.2.2.1]<text:span text:style-name="T1"># make</text:span></text:p>
      <text:p text:style-name="P8">[root@localhost busybox-1.2.2.1]<text:span text:style-name="T1"># make CONFIG_PREFIX=/home/user/target install</text:span></text:p>
      <text:h text:style-name="Heading_20_2" text:outline-level="2"><text:bookmark text:name="Configure_the_New_Target_Root_File_System"/>Configure the New Target Root File System</text:h>
      <text:p text:style-name="Text_20_body">Looking at the newly built root file system, there are only three subdirectories of binaries and a symbolic link of bin/busybox to linuxrc. More directories must be created before the file system can be used. Some device nodes should be created, too. </text:p>
      <text:p text:style-name="Preformatted_20_Text">[root@localhost bin]<text:span text:style-name="T1"># cd /home/user/target/</text:span></text:p>
      <text:p text:style-name="Preformatted_20_Text">[root@localhost target]<text:span text:style-name="T1"># dir</text:span></text:p>
      <text:p text:style-name="Preformatted_20_Text">total 28</text:p>
      <text:p text:style-name="Preformatted_20_Text">drwxr-xr-x <text:s/>2 root root 4096 Nov 21 10:20 bin</text:p>
      <text:p text:style-name="Preformatted_20_Text">lrwxrwxrwx <text:s/>1 root root <text:s text:c="2"/>11 Nov 21 10:20 linuxrc -&gt; bin/busybox</text:p>
      <text:p text:style-name="Preformatted_20_Text">drwxr-xr-x <text:s/>2 root root 4096 Nov 21 10:20 sbin</text:p>
      <text:p text:style-name="Preformatted_20_Text">drwxr-xr-x <text:s/>4 root root 4096 Nov 21 10:20 usr</text:p>
      <text:p text:style-name="P8">[root@localhost target]#</text:p>
      <text:p text:style-name="Text_20_body">Create the dev, dev/pts, etc, etc/init.d, lib, mnt, opt, proc, root, sys, tmp, var, and var/log directories. Also create the device node for the initial console. </text:p>
      <text:p text:style-name="Preformatted_20_Text"><text:soft-page-break/>[root@localhost target]<text:span text:style-name="T1"># mkdir dev</text:span></text:p>
      <text:p text:style-name="Preformatted_20_Text">[root@localhost target]<text:span text:style-name="T1"># mknod dev/console c 5 1</text:span></text:p>
      <text:p text:style-name="Preformatted_20_Text">[root@localhost target]<text:span text:style-name="T1"># mkdir dev/pts</text:span></text:p>
      <text:p text:style-name="Preformatted_20_Text">[root@localhost target]<text:span text:style-name="T1"># mkdir etc</text:span></text:p>
      <text:p text:style-name="Preformatted_20_Text">[root@localhost target]<text:span text:style-name="T1"># mkdir etc/init.d</text:span></text:p>
      <text:p text:style-name="Preformatted_20_Text">[root@localhost target]<text:span text:style-name="T1"># mkdir lib</text:span></text:p>
      <text:p text:style-name="Preformatted_20_Text">[root@localhost target]<text:span text:style-name="T1"># mkdir mnt</text:span></text:p>
      <text:p text:style-name="Preformatted_20_Text">[root@localhost target]<text:span text:style-name="T1"># mkdir opt</text:span></text:p>
      <text:p text:style-name="Preformatted_20_Text">[root@localhost target]<text:span text:style-name="T1"># mkdir proc</text:span></text:p>
      <text:p text:style-name="Preformatted_20_Text">[root@localhost target]<text:span text:style-name="T1"># mkdir root</text:span></text:p>
      <text:p text:style-name="Preformatted_20_Text">[root@localhost target]<text:span text:style-name="T1"># mkdir sys</text:span></text:p>
      <text:p text:style-name="Preformatted_20_Text">[root@localhost target]<text:span text:style-name="T1"># mkdir tmp</text:span></text:p>
      <text:p text:style-name="Preformatted_20_Text">[root@localhost target]<text:span text:style-name="T1"># mkdir var</text:span></text:p>
      <text:p text:style-name="P8">[root@localhost target]<text:span text:style-name="T1"># mkdir var/log</text:span></text:p>
      <text:p text:style-name="Text_20_body">Since 2.6.11 the debugfs has been introduced and so you may optionally create a directory called debug for mounting the debugfs. </text:p>
      <text:p text:style-name="P8">[root@localhost target]<text:span text:style-name="T1"># mkdir debug</text:span></text:p>
      <text:p text:style-name="Text_20_body">To have the /proc and /dev/pts file systems mounted at boot time, the file etc/fstab must be created in the etc directory. Use an editor to create the file. The example below uses vi to create the file. The two lines to enter into fstab are shown below the vi fstab line. </text:p>
      <text:p text:style-name="Preformatted_20_Text">[root@localhost target]<text:span text:style-name="T1"># cd etc</text:span></text:p>
      <text:p text:style-name="Preformatted_20_Text">[root@localhost etc]<text:span text:style-name="T1"># vi fstab</text:span></text:p>
      <text:p text:style-name="Preformatted_20_Text">proc <text:s text:c="11"/>/proc <text:s text:c="10"/>proc <text:s text:c="3"/>defaults <text:s text:c="7"/>0 0</text:p>
      <text:p text:style-name="P8">none <text:s text:c="11"/>/dev/pts <text:s text:c="7"/>devpts <text:s/>mode=0622 <text:s text:c="6"/>0 0</text:p>
      <text:p text:style-name="Text_20_body">The login utilities use the files group, hosts, and passwd in the etc directory for logging in. For now, only root needs to be defined in group and passwd while hosts just needs to have localhost defined. The contents of the three files are show below: </text:p>
      <text:p text:style-name="Preformatted_20_Text">[root@localhost etc]<text:span text:style-name="T1"># vi group</text:span></text:p>
      <text:p text:style-name="Preformatted_20_Text">root:x:0:root</text:p>
      <text:p text:style-name="Preformatted_20_Text"/>
      <text:p text:style-name="Preformatted_20_Text">[root@localhost etc]<text:span text:style-name="T1"># vi passwd</text:span></text:p>
      <text:p text:style-name="Preformatted_20_Text">root::0:0:root:/root:/bin/ash </text:p>
      <text:p text:style-name="Preformatted_20_Text"/>
      <text:p text:style-name="Preformatted_20_Text">[root@localhost etc]<text:span text:style-name="T1"># vi hosts</text:span></text:p>
      <text:p text:style-name="P8">127.0.0.1 <text:s text:c="6"/>localhost</text:p>
      <text:p text:style-name="Text_20_body">The kernel starts “/sbin/init” after it boots (actually the kernel attempts to execute several known programs until one succeeds). Init reads the etc/inittab file to determine what to do at start up, shutdown, or when a user logs in. These inittab files can get quite complicated. A simple one is shown below: </text:p>
      <text:p text:style-name="Preformatted_20_Text">[root@localhost etc]<text:span text:style-name="T1"># vi inittab</text:span></text:p>
      <text:p text:style-name="Preformatted_20_Text">::sysinit:/etc/init.d/rcS </text:p>
      <text:p text:style-name="Preformatted_20_Text"/>
      <text:p text:style-name="Preformatted_20_Text"># /bin/ash</text:p>
      <text:p text:style-name="Preformatted_20_Text">#</text:p>
      <text:p text:style-name="Preformatted_20_Text"># Start an "askfirst" shell on the serial port</text:p>
      <text:p text:style-name="Preformatted_20_Text">console::askfirst:-/bin/ash</text:p>
      <text:p text:style-name="Preformatted_20_Text"><text:soft-page-break/></text:p>
      <text:p text:style-name="Preformatted_20_Text"># Stuff to do when restarting the init process</text:p>
      <text:p text:style-name="Preformatted_20_Text">::restart:/sbin/init</text:p>
      <text:p text:style-name="Preformatted_20_Text"/>
      <text:p text:style-name="Preformatted_20_Text"># Stuff to do before rebooting</text:p>
      <text:p text:style-name="Preformatted_20_Text">::ctrlaltdel:/sbin/reboot</text:p>
      <text:p text:style-name="Preformatted_20_Text">::shutdown:/bin/umount -a -r</text:p>
      <text:p text:style-name="P8">::shutdown:/sbin/swapoff -a</text:p>
      <text:p text:style-name="Text_20_body">The “sysinit” line tells init to run the /etc/init.d/rcS script to set up the system. The rest are self explanatory. </text:p>
      <text:p text:style-name="Text_20_body">A simple etc/init.d/rcS file could assume file systems existed in the kernel and would simply mount the mount points as needed. A more complicated one would test for the existence of file systems and if found, mount them; if not found, find ways to still get the system booted. </text:p>
      <text:p text:style-name="Text_20_body">The author has taken the etc/init.d/rcS and mdev.conf files from the V2.6.22.18-OMAP3 release for a simple example. The rcS script will test for the existence of file systems and mount them accordingly. The 1.11.1 version of BusyBox does not create a link for /bin/sh so change any /bin/sh to /bin/ash. The contents are shown below: </text:p>
      <text:p text:style-name="Preformatted_20_Text">[root@localhost etc]<text:span text:style-name="T1"># vi init.d/rcS</text:span></text:p>
      <text:p text:style-name="Preformatted_20_Text"/>
      <text:p text:style-name="Preformatted_20_Text">#!/bin/sh</text:p>
      <text:p text:style-name="Preformatted_20_Text"># <text:s text:c="2"/>---------------------------------------------</text:p>
      <text:p text:style-name="Preformatted_20_Text"># <text:s text:c="2"/>Common settings</text:p>
      <text:p text:style-name="Preformatted_20_Text"># <text:s text:c="2"/>---------------------------------------------</text:p>
      <text:p text:style-name="Preformatted_20_Text">HOSTNAME=OMAP3EVM</text:p>
      <text:p text:style-name="Preformatted_20_Text">VERSION=1.0.0</text:p>
      <text:p text:style-name="Preformatted_20_Text"/>
      <text:p text:style-name="Preformatted_20_Text">hostname $HOSTNAME</text:p>
      <text:p text:style-name="Preformatted_20_Text"/>
      <text:p text:style-name="Preformatted_20_Text"># <text:s text:c="2"/>---------------------------------------------</text:p>
      <text:p text:style-name="Preformatted_20_Text"># <text:s text:c="2"/>Prints execution status.</text:p>
      <text:p text:style-name="Preformatted_20_Text">#</text:p>
      <text:p text:style-name="Preformatted_20_Text"># <text:s text:c="2"/>arg1 : Execution status</text:p>
      <text:p text:style-name="Preformatted_20_Text"># <text:s text:c="2"/>arg2 : Continue (0) or Abort (1) on error</text:p>
      <text:p text:style-name="Preformatted_20_Text"># <text:s text:c="2"/>---------------------------------------------</text:p>
      <text:p text:style-name="Preformatted_20_Text">status ()</text:p>
      <text:p text:style-name="Preformatted_20_Text">{</text:p>
      <text:p text:style-name="Preformatted_20_Text"><text:s text:c="7"/>if [ $1 -eq 0 ] ; then</text:p>
      <text:p text:style-name="Preformatted_20_Text"><text:s text:c="15"/>echo "[SUCCESS]"</text:p>
      <text:p text:style-name="Preformatted_20_Text"><text:s text:c="7"/>else</text:p>
      <text:p text:style-name="Preformatted_20_Text"><text:s text:c="15"/>echo "[FAILED]"</text:p>
      <text:p text:style-name="Preformatted_20_Text"/>
      <text:p text:style-name="Preformatted_20_Text"><text:s text:c="15"/>if [ $2 -eq 1 ] ; then</text:p>
      <text:p text:style-name="Preformatted_20_Text"><text:s text:c="23"/>echo "... System init aborted."</text:p>
      <text:p text:style-name="Preformatted_20_Text"><text:s text:c="23"/>exit 1</text:p>
      <text:p text:style-name="Preformatted_20_Text"><text:s text:c="15"/>fi</text:p>
      <text:p text:style-name="Preformatted_20_Text"><text:s text:c="7"/>fi</text:p>
      <text:p text:style-name="Preformatted_20_Text"/>
      <text:p text:style-name="Preformatted_20_Text">}</text:p>
      <text:p text:style-name="Preformatted_20_Text"/>
      <text:p text:style-name="Preformatted_20_Text"># <text:s text:c="2"/>---------------------------------------------</text:p>
      <text:p text:style-name="Preformatted_20_Text"># <text:s text:c="2"/>Get verbose</text:p>
      <text:p text:style-name="Preformatted_20_Text"># <text:s text:c="2"/>---------------------------------------------</text:p>
      <text:p text:style-name="Preformatted_20_Text"><text:soft-page-break/>echo ""</text:p>
      <text:p text:style-name="Preformatted_20_Text">echo " <text:s text:c="3"/>System initialization..."</text:p>
      <text:p text:style-name="Preformatted_20_Text">echo ""</text:p>
      <text:p text:style-name="Preformatted_20_Text">echo " <text:s text:c="3"/>Hostname <text:s text:c="5"/> : $HOSTNAME"</text:p>
      <text:p text:style-name="Preformatted_20_Text">echo " <text:s text:c="3"/>Filesystem <text:s text:c="3"/> : v$VERSION"</text:p>
      <text:p text:style-name="Preformatted_20_Text">echo ""</text:p>
      <text:p text:style-name="Preformatted_20_Text">echo ""</text:p>
      <text:p text:style-name="Preformatted_20_Text">echo " <text:s text:c="3"/>Kernel release : `uname -s` `uname -r`"</text:p>
      <text:p text:style-name="Preformatted_20_Text">echo " <text:s text:c="3"/>Kernel version : `uname -v`"</text:p>
      <text:p text:style-name="Preformatted_20_Text">echo ""</text:p>
      <text:p text:style-name="Preformatted_20_Text"/>
      <text:p text:style-name="Preformatted_20_Text"/>
      <text:p text:style-name="Preformatted_20_Text"># <text:s text:c="2"/>---------------------------------------------</text:p>
      <text:p text:style-name="Preformatted_20_Text"># <text:s text:c="2"/>MDEV Support</text:p>
      <text:p text:style-name="Preformatted_20_Text"># <text:s text:c="2"/>(Requires sysfs support in the kernel)</text:p>
      <text:p text:style-name="Preformatted_20_Text"># <text:s text:c="2"/>---------------------------------------------</text:p>
      <text:p text:style-name="Preformatted_20_Text">echo -n " Mounting /proc <text:s text:c="11"/> : "</text:p>
      <text:p text:style-name="Preformatted_20_Text">mount -n -t proc /proc /proc</text:p>
      <text:p text:style-name="Preformatted_20_Text">status $? 1</text:p>
      <text:p text:style-name="Preformatted_20_Text"/>
      <text:p text:style-name="Preformatted_20_Text">echo -n " Mounting /sys <text:s text:c="12"/> : "</text:p>
      <text:p text:style-name="Preformatted_20_Text">mount -n -t sysfs sysfs /sys</text:p>
      <text:p text:style-name="Preformatted_20_Text">status $? 1</text:p>
      <text:p text:style-name="Preformatted_20_Text"/>
      <text:p text:style-name="Preformatted_20_Text">echo -n " Mounting /dev <text:s text:c="12"/> : "</text:p>
      <text:p text:style-name="Preformatted_20_Text">mount -n -t tmpfs mdev /dev</text:p>
      <text:p text:style-name="Preformatted_20_Text">status $? 1</text:p>
      <text:p text:style-name="Preformatted_20_Text"/>
      <text:p text:style-name="Preformatted_20_Text">echo -n " Mounting /dev/pts <text:s text:c="8"/> : "</text:p>
      <text:p text:style-name="Preformatted_20_Text">mkdir /dev/pts</text:p>
      <text:p text:style-name="Preformatted_20_Text">mount -t devpts devpts /dev/pts</text:p>
      <text:p text:style-name="Preformatted_20_Text">status $? 1</text:p>
      <text:p text:style-name="Preformatted_20_Text"/>
      <text:p text:style-name="Preformatted_20_Text">echo -n " Enabling hot-plug <text:s text:c="8"/> : "</text:p>
      <text:p text:style-name="Preformatted_20_Text">echo "/sbin/mdev" &gt; /proc/sys/kernel/hotplug</text:p>
      <text:p text:style-name="Preformatted_20_Text">status $? 0</text:p>
      <text:p text:style-name="Preformatted_20_Text"/>
      <text:p text:style-name="Preformatted_20_Text">echo -n " Populating /dev <text:s text:c="10"/> : "</text:p>
      <text:p text:style-name="Preformatted_20_Text">mkdir /dev/input</text:p>
      <text:p text:style-name="Preformatted_20_Text">mkdir /dev/snd</text:p>
      <text:p text:style-name="Preformatted_20_Text"/>
      <text:p text:style-name="Preformatted_20_Text">mdev -s</text:p>
      <text:p text:style-name="Preformatted_20_Text">status $? 0</text:p>
      <text:p text:style-name="Preformatted_20_Text"/>
      <text:p text:style-name="Preformatted_20_Text"># <text:s text:c="2"/>---------------------------------------------</text:p>
      <text:p text:style-name="Preformatted_20_Text"># <text:s text:c="2"/>Disable power management</text:p>
      <text:p text:style-name="Preformatted_20_Text"># <text:s text:c="2"/>(Requires sysfs support in the kernel)</text:p>
      <text:p text:style-name="Preformatted_20_Text"># <text:s text:c="2"/>---------------------------------------------</text:p>
      <text:p text:style-name="Preformatted_20_Text"># echo -n " Disabling Power mgmt <text:s text:c="5"/> : "</text:p>
      <text:p text:style-name="Preformatted_20_Text"># echo -n "1" &gt; /sys/power/cpuidle_deepest_state</text:p>
      <text:p text:style-name="Preformatted_20_Text"># status $? 1</text:p>
      <text:p text:style-name="Preformatted_20_Text"/>
      <text:p text:style-name="Preformatted_20_Text"># <text:s text:c="2"/>---------------------------------------------</text:p>
      <text:p text:style-name="Preformatted_20_Text"># <text:s text:c="2"/>Turn off LCD after 1 hour of inactivity</text:p>
      <text:p text:style-name="Preformatted_20_Text"># <text:s text:c="2"/>(Requires sysfs support in the kernel)</text:p>
      <text:p text:style-name="Preformatted_20_Text"># <text:s text:c="2"/>---------------------------------------------</text:p>
      <text:p text:style-name="Preformatted_20_Text"># echo -n " Turn off LCD after 1 hour  : "</text:p>
      <text:p text:style-name="Preformatted_20_Text"># echo -n "3600" &gt; /sys/power/fb_timeout_value</text:p>
      <text:p text:style-name="Preformatted_20_Text"># status $? 1</text:p>
      <text:p text:style-name="Preformatted_20_Text"><text:soft-page-break/></text:p>
      <text:p text:style-name="Preformatted_20_Text"/>
      <text:p text:style-name="Preformatted_20_Text"># <text:s text:c="2"/>---------------------------------------------</text:p>
      <text:p text:style-name="Preformatted_20_Text"># <text:s text:c="2"/>Mount the default file systems</text:p>
      <text:p text:style-name="Preformatted_20_Text"># <text:s text:c="2"/>---------------------------------------------</text:p>
      <text:p text:style-name="Preformatted_20_Text">echo -n " Mounting other filesystems : "</text:p>
      <text:p text:style-name="Preformatted_20_Text">mount -a</text:p>
      <text:p text:style-name="Preformatted_20_Text">status $? 0</text:p>
      <text:p text:style-name="Preformatted_20_Text"/>
      <text:p text:style-name="Preformatted_20_Text"/>
      <text:p text:style-name="Preformatted_20_Text"># <text:s text:c="2"/>---------------------------------------------</text:p>
      <text:p text:style-name="Preformatted_20_Text"># <text:s text:c="2"/>Set PATH</text:p>
      <text:p text:style-name="Preformatted_20_Text"># <text:s text:c="2"/>---------------------------------------------</text:p>
      <text:p text:style-name="Preformatted_20_Text">export PATH=/bin:/sbin:/usr/bin:/usr/sbin:/usr/local/bin</text:p>
      <text:p text:style-name="Preformatted_20_Text"/>
      <text:p text:style-name="Preformatted_20_Text"/>
      <text:p text:style-name="Preformatted_20_Text"># <text:s text:c="2"/>---------------------------------------------</text:p>
      <text:p text:style-name="Preformatted_20_Text"># <text:s text:c="2"/>Start other daemons</text:p>
      <text:p text:style-name="Preformatted_20_Text"># <text:s text:c="2"/>---------------------------------------------</text:p>
      <text:p text:style-name="Preformatted_20_Text">echo -n " Starting syslogd <text:s text:c="9"/> : "</text:p>
      <text:p text:style-name="Preformatted_20_Text">/sbin/syslogd</text:p>
      <text:p text:style-name="Preformatted_20_Text">status $? 0</text:p>
      <text:p text:style-name="Preformatted_20_Text"/>
      <text:p text:style-name="Preformatted_20_Text">echo -n " Starting telnetd <text:s text:c="9"/> : "</text:p>
      <text:p text:style-name="Preformatted_20_Text">/usr/sbin/telnetd</text:p>
      <text:p text:style-name="Preformatted_20_Text">status $? 0</text:p>
      <text:p text:style-name="Preformatted_20_Text"/>
      <text:p text:style-name="Preformatted_20_Text"/>
      <text:p text:style-name="Preformatted_20_Text"># <text:s text:c="2"/>---------------------------------------------</text:p>
      <text:p text:style-name="Preformatted_20_Text"># <text:s text:c="2"/>Done!</text:p>
      <text:p text:style-name="Preformatted_20_Text"># <text:s text:c="2"/>---------------------------------------------</text:p>
      <text:p text:style-name="Preformatted_20_Text">echo ""</text:p>
      <text:p text:style-name="Preformatted_20_Text">echo "System initialization complete."</text:p>
      <text:p text:style-name="Preformatted_20_Text"/>
      <text:p text:style-name="Preformatted_20_Text"/>
      <text:p text:style-name="Preformatted_20_Text"># <text:s text:c="2"/>---------------------------------------------</text:p>
      <text:p text:style-name="Preformatted_20_Text"># <text:s text:c="2"/>Start demo app</text:p>
      <text:p text:style-name="Preformatted_20_Text"># <text:s text:c="2"/>---------------------------------------------</text:p>
      <text:p text:style-name="Preformatted_20_Text">#if [[ -x /etc/init.d/demo_start ]]; then</text:p>
      <text:p text:style-name="Preformatted_20_Text"># <text:s text:c="6"/>echo " Starting Demo Application..."</text:p>
      <text:p text:style-name="Preformatted_20_Text"># <text:s text:c="6"/>/etc/init.d/demo_start &amp;</text:p>
      <text:p text:style-name="Preformatted_20_Text"># <text:s text:c="6"/>sleep 5</text:p>
      <text:p text:style-name="P8">#fi</text:p>
      <text:p text:style-name="Text_20_body">Please note that in more recent kernels (2.6.29 and newer) the sysfs entries shown above to disable power management and control the LCD inactivity timeout shown above have been removed. For latest details on using OMAP Power Management in Linux please refer to <text:a xlink:type="simple" xlink:href="http://elinux.org/OMAP_Power_Management">this article</text:a>. </text:p>
      <text:p text:style-name="Text_20_body">To automatically mount the debugfs on start-up the following can be added to the above rcS file. Please note that the debugfs needs to be selected in the kernel configuration and built into the kernel before you can mount it. The below script checks to see if the debugfs is supported by the kernel before attempting to mount the file-system. To enable the debugfs run "make menuconfig" and go to "Kernel Hacking" and select "Debug Filesystem". </text:p>
      <text:p text:style-name="Preformatted_20_Text">cat /proc/filesystems | grep -q debugfs</text:p>
      <text:p text:style-name="Preformatted_20_Text">if [ $? -eq 0 ] ; then</text:p>
      <text:p text:style-name="Preformatted_20_Text"><text:soft-page-break/><text:s text:c="8"/>echo -n " Mounting /debug <text:s text:c="11"/> : "</text:p>
      <text:p text:style-name="Preformatted_20_Text"><text:s text:c="8"/>mount -n -t debugfs none /debug</text:p>
      <text:p text:style-name="Preformatted_20_Text"><text:s text:c="8"/>status $? 1</text:p>
      <text:p text:style-name="P8">fi</text:p>
      <text:p text:style-name="Text_20_body">After saving the file, change its access permissions so that it is executable for all. </text:p>
      <text:p text:style-name="Preformatted_20_Text">[root@localhost etc]<text:span text:style-name="T1"># vi mdev.conf</text:span></text:p>
      <text:p text:style-name="Preformatted_20_Text"/>
      <text:p text:style-name="Preformatted_20_Text">audio <text:s text:c="6"/>0:5 0666</text:p>
      <text:p text:style-name="Preformatted_20_Text">console <text:s text:c="4"/>0:5 0600</text:p>
      <text:p text:style-name="Preformatted_20_Text">control.* <text:s text:c="2"/>0:0 0660 @/bin/mv /dev/$MDEV /dev/snd/</text:p>
      <text:p text:style-name="Preformatted_20_Text">dsp <text:s text:c="8"/>0:5 0666</text:p>
      <text:p text:style-name="Preformatted_20_Text">event.* <text:s text:c="4"/>0:0 0600 @/bin/mv /dev/$MDEV /dev/input/</text:p>
      <text:p text:style-name="Preformatted_20_Text">fb <text:s text:c="9"/>0:5 0666</text:p>
      <text:p text:style-name="Preformatted_20_Text">nfs <text:s text:c="8"/>0:5 0770</text:p>
      <text:p text:style-name="Preformatted_20_Text">null <text:s text:c="7"/>0:0 0777</text:p>
      <text:p text:style-name="Preformatted_20_Text">pcm.* <text:s text:c="6"/>0:0 0660 @/bin/mv /dev/$MDEV /dev/snd/</text:p>
      <text:p text:style-name="Preformatted_20_Text">rtc <text:s text:c="8"/>0:0 0666</text:p>
      <text:p text:style-name="Preformatted_20_Text">tty <text:s text:c="8"/>0:5 0660</text:p>
      <text:p text:style-name="Preformatted_20_Text">tty0* <text:s text:c="6"/>0:5 0660</text:p>
      <text:p text:style-name="Preformatted_20_Text">tty1* <text:s text:c="6"/>0:5 0660</text:p>
      <text:p text:style-name="Preformatted_20_Text">tty2* <text:s text:c="6"/>0:5 0660</text:p>
      <text:p text:style-name="Preformatted_20_Text">tty3* <text:s text:c="6"/>0:5 0660</text:p>
      <text:p text:style-name="Preformatted_20_Text">tty4* <text:s text:c="6"/>0:5 0660</text:p>
      <text:p text:style-name="Preformatted_20_Text">tty5* <text:s text:c="6"/>0:5 0660</text:p>
      <text:p text:style-name="Preformatted_20_Text">tty6* <text:s text:c="6"/>0:5 0660</text:p>
      <text:p text:style-name="Preformatted_20_Text">ttyS* <text:s text:c="6"/>0:5 0640</text:p>
      <text:p text:style-name="Preformatted_20_Text">urandom <text:s text:c="4"/>0:0 0444</text:p>
      <text:p text:style-name="P8">zero <text:s text:c="7"/>0:0 0666</text:p>
      <text:h text:style-name="Heading_20_3" text:outline-level="3"><text:bookmark text:name="Add_the_Shared_Libraries_Applications_will_Require"/>Add the Shared Libraries Applications will Require</text:h>
      <text:p text:style-name="Text_20_body">Various applications will be built using the libraries in the tool chain so the runtime libraries must be copied to the root file system. Care should be taken to only copy the libraries that are required so that the root file system does not grow based on unused libraries. This note will simply demonstrate how to copy all the shared libraries to the root file system and strip out any debug information from the libraries. </text:p>
      <text:p text:style-name="Text_20_body">In the Code Sourcery tool chain, most of the libraries are found in the /opt/arm-2007q1/arm-none-linux-gnueabi/libc/lib directory. Simply copy these files to the root file system, maintaining symbolic links and then strip out unneeded debug information. </text:p>
      <text:p text:style-name="Preformatted_20_Text">[root@localhost user]<text:span text:style-name="T1"># cd /home/user/target/lib</text:span></text:p>
      <text:p text:style-name="Preformatted_20_Text">[root@localhost lib]<text:span text:style-name="T1"># cp –r /opt/arm-2007q1/arm-none-linux-gnueabi/libc/lib/* .</text:span></text:p>
      <text:p text:style-name="P8">[root@localhost lib]<text:span text:style-name="T1"># arm-none-linux-gnueabi-strip *</text:span></text:p>
      <text:p text:style-name="Text_20_body">Some libraries might be in other directories in the tool chain; those would have to be found on a “trial and error” basis when applications do not load because of a missing shared library. </text:p>
      <text:p text:style-name="Text_20_body">A minimal, working root file system has now been built. It will boot, but does not have kernel modules yet. These will be added later after testing. </text:p>
      <text:h text:style-name="Heading_20_2" text:outline-level="2"><text:bookmark text:name="Mounting_the_Root_File_System_over_NFS"/><text:soft-page-break/>Mounting the Root File System over NFS</text:h>
      <text:p text:style-name="Text_20_body">In this scenario, the target device and the host system are connected via Ethernet, either directly through a crossover cable or to a hub or switch. The host must export the target file system through NFS and the NFS server daemon must be running. For configuring and running NFS on a Linux PC, see the HOWTOs at any Linux Documentation Internet site. In this simple example, the exported file system is /home/user/target and anybody can mount it via NFS. The /etc/exports file is shown below </text:p>
      <text:p text:style-name="P8">/home/user/target <text:s text:c="7"/>*(rw,no_root_squash)</text:p>
      <text:p text:style-name="Text_20_body">On the target side, the u-boot environment variable bootargs must be set to boot from NFS and contain the mount address of the root file system. In the example below, the NFS server is at IP address 192.168.1.104. </text:p>
      <text:p text:style-name="Preformatted_20_Text">[root@OMAP3EVM /] <text:span text:style-name="T1"># setenv bootargs mem=64M ip=dhcp noinitrd console=ttyS0,115200n8 root=/dev/nfs rw nfsroot=192.168.1.104:/home/user/target,nolock,rsize=1024,wsize=1024</text:span></text:p>
      <text:p text:style-name="P8">[root@OMAP3EVM /] <text:span text:style-name="T1"># saveenv</text:span></text:p>
      <text:p text:style-name="Text_20_body">After booting the kernel, the final boot messages should look similar to below. </text:p>
      <text:p text:style-name="Preformatted_20_Text">Sending DHCP requests .&lt;6&gt;eth0: link up, 100Mbps, full-duplex, lpa 0xCDE1</text:p>
      <text:p text:style-name="Preformatted_20_Text">., OK</text:p>
      <text:p text:style-name="Preformatted_20_Text">IP-Config: Got DHCP answer from 255.255.255.255, my address is 128.247.107.23</text:p>
      <text:p text:style-name="Preformatted_20_Text">IP-Config: Complete:</text:p>
      <text:p text:style-name="Preformatted_20_Text"><text:s text:c="5"/>device=eth0, addr=128.247.107.23, mask=255.255.254.0, gw=128.247.106.2,</text:p>
      <text:p text:style-name="Preformatted_20_Text"><text:s text:c="4"/>host=128.247.107.23, domain=am.dhcp.ti.com, nis-domain=(none),</text:p>
      <text:p text:style-name="Preformatted_20_Text"><text:s text:c="4"/>bootserver=255.255.255.255, rootserver=128.247.107.35, rootpath=</text:p>
      <text:p text:style-name="Preformatted_20_Text">Looking up port of RPC 100003/2 on 128.247.107.35</text:p>
      <text:p text:style-name="Preformatted_20_Text">Looking up port of RPC 100005/1 on 128.247.107.35</text:p>
      <text:p text:style-name="Preformatted_20_Text">VFS: Mounted root (nfs filesystem).</text:p>
      <text:p text:style-name="Preformatted_20_Text">Freeing init memory: 136K</text:p>
      <text:p text:style-name="Preformatted_20_Text">init started: BusyBox v1.11.1 (2008-10-05 04:40:51 CDT)</text:p>
      <text:p text:style-name="Preformatted_20_Text">starting pid 288, tty <text:span text:style-name="T2">: '/etc/init.d/rcS'</text:span></text:p>
      <text:p text:style-name="Preformatted_20_Text"/>
      <text:p text:style-name="Preformatted_20_Text"><text:s text:c="3"/>System initialization...</text:p>
      <text:p text:style-name="Preformatted_20_Text"/>
      <text:p text:style-name="Preformatted_20_Text"><text:s text:c="3"/>Hostname <text:s text:c="5"/> : OMAP3EVM</text:p>
      <text:p text:style-name="Preformatted_20_Text"><text:s text:c="3"/>Filesystem <text:s text:c="3"/> : v1.0.0</text:p>
      <text:p text:style-name="Preformatted_20_Text"/>
      <text:p text:style-name="Preformatted_20_Text"><text:s text:c="3"/>Kernel release : Linux 2.6.22.18-omap3</text:p>
      <text:p text:style-name="Preformatted_20_Text"><text:s text:c="3"/>Kernel version : #12 Mon Oct 6 01:22:49 CDT 2008</text:p>
      <text:p text:style-name="Preformatted_20_Text"/>
      <text:p text:style-name="Preformatted_20_Text">Mounting /proc <text:s text:c="11"/> : [SUCCESS]</text:p>
      <text:p text:style-name="Preformatted_20_Text">Mounting /sys <text:s text:c="12"/> : [SUCCESS]</text:p>
      <text:p text:style-name="Preformatted_20_Text">Mounting /dev <text:s text:c="12"/> : [SUCCESS]</text:p>
      <text:p text:style-name="Preformatted_20_Text">Mounting /dev/pts <text:s text:c="8"/> : [SUCCESS]</text:p>
      <text:p text:style-name="Preformatted_20_Text">Enabling hot-plug <text:s text:c="8"/> : [SUCCESS]</text:p>
      <text:p text:style-name="Preformatted_20_Text">Populating /dev <text:s text:c="10"/> : [SUCCESS]</text:p>
      <text:p text:style-name="Preformatted_20_Text">Disabling Power mgmt <text:s text:c="5"/> : [SUCCESS]</text:p>
      <text:p text:style-name="Preformatted_20_Text">Turn off LCD after 1 hour  : [SUCCESS]</text:p>
      <text:p text:style-name="Preformatted_20_Text">Mounting other filesystems : [SUCCESS]</text:p>
      <text:p text:style-name="Preformatted_20_Text">Starting syslogd <text:s text:c="9"/> : [SUCCESS]</text:p>
      <text:p text:style-name="Preformatted_20_Text">Starting telnetd <text:s text:c="9"/> : [SUCCESS]</text:p>
      <text:p text:style-name="Preformatted_20_Text"/>
      <text:p text:style-name="Preformatted_20_Text"><text:soft-page-break/>System initialization complete.</text:p>
      <text:p text:style-name="Preformatted_20_Text"/>
      <text:p text:style-name="P8">Please press Enter to activate this console.</text:p>
      <text:h text:style-name="Heading_20_2" text:outline-level="2"><text:bookmark text:name="Creating_and_Booting_a_RAMDISK"/>Creating and Booting a RAMDISK</text:h>
      <text:p text:style-name="Text_20_body">A ramdisk is simply an ext2 file system. The tools to build one are shipped with just about every Linux distribution. The steps to build the ramdisk from the target file system are as follows: </text:p>
      <text:list xml:id="list1782148014710824740" text:style-name="L1">
        <text:list-item>
          <text:p text:style-name="P4">Change directory to the /home/user directory. </text:p>
        </text:list-item>
        <text:list-item>
          <text:p text:style-name="P4">Use the dd utility to create a 16M file of “zero” that will contain the file system. </text:p>
        </text:list-item>
        <text:list-item>
          <text:p text:style-name="P4">Use mke2fs to create the empty file system in the file from 2. </text:p>
        </text:list-item>
        <text:list-item>
          <text:p text:style-name="P4">Mount the file to a mount point using the loop device. </text:p>
        </text:list-item>
        <text:list-item>
          <text:p text:style-name="P4">Use tar to create an archive from the target and pipe it into tar to extract the target to the mount point. </text:p>
        </text:list-item>
        <text:list-item>
          <text:p text:style-name="P4">Un-mount the file. </text:p>
        </text:list-item>
        <text:list-item>
          <text:p text:style-name="P1">Copy it to the /tftpboot directory so that u-boot can download it to the target device.</text:p>
        </text:list-item>
      </text:list>
      <text:p text:style-name="Preformatted_20_Text">[root@localhost user]<text:span text:style-name="T1"># cd /home/user</text:span></text:p>
      <text:p text:style-name="Preformatted_20_Text">[root@localhost user]<text:span text:style-name="T1"># dd if=/dev/zero of=rd-ext2.bin bs=1k count=16384</text:span></text:p>
      <text:p text:style-name="Preformatted_20_Text">[root@localhost user]<text:span text:style-name="T1"># mke2fs –F –m0 rd-ext2.bin</text:span></text:p>
      <text:p text:style-name="Preformatted_20_Text">[root@localhost user]<text:span text:style-name="T1"># mount –t ext2 rd-ext2.bin /mnt –o loop</text:span></text:p>
      <text:p text:style-name="Preformatted_20_Text">[root@localhost user]<text:span text:style-name="T1"># tar –C target –cf - . | tar –C /mnt –xf –</text:span></text:p>
      <text:p text:style-name="Preformatted_20_Text">[root@localhost user]<text:span text:style-name="T1"># umount /mnt</text:span></text:p>
      <text:p text:style-name="P8">[root@localhost user]<text:span text:style-name="T1"># cp rd-ext2.bin /tftpboot</text:span></text:p>
      <text:p text:style-name="Text_20_body">To boot the kernel with the root file system on the ramdisk, the u-boot environment variable “bootargs” must be modified. The “bootargs” variable contains information that gets passed to the kernel at boot up time and has information such as memory size, ip address, where the root file system is, what kind of file system it is, etc. For this note, a TI OMAP 3530 EVM is used so all RAM and flash addresses are specific to that platform. </text:p>
      <text:p text:style-name="Text_20_body">Start up a terminal program on the host and turn on the target. It is assumed that u-boot has already been flashed to the target board. The ramdisk will be downloaded to RAM at address 0x81600000 and is 16M in size. At the u-boot prompt, change the bootargs variable as follows: </text:p>
      <text:p text:style-name="Preformatted_20_Text">[root@OMAP3EVM /] <text:span text:style-name="T1"># setenv bootargs mem=88M ip=dhcp console=ttyS0,115200n8</text:span> </text:p>
      <text:p text:style-name="Preformatted_20_Text"><text:s text:c="20"/><text:span text:style-name="T1">root=/dev/ram0 rw initrd=0x81600000,16M ramdisk_size=16384</text:span></text:p>
      <text:p text:style-name="P8">[root@OMAP3EVM /] <text:span text:style-name="T1"># saveenv</text:span></text:p>
      <text:p text:style-name="Text_20_body">All the text should be entered as one line. Now download the kernel to 0x80000000 and the ramdisk to 0x81600000 and then boot the kernel. </text:p>
      <text:p text:style-name="Preformatted_20_Text">[root@OMAP3EVM /] <text:span text:style-name="T1"># tftp 81600000 rd-ext2.bin</text:span></text:p>
      <text:p text:style-name="Preformatted_20_Text">[root@OMAP3EVM /] <text:span text:style-name="T1"># tftp 80000000 uImage</text:span></text:p>
      <text:p text:style-name="P8">[root@OMAP3EVM /] <text:span text:style-name="T1"># bootm</text:span></text:p>
      <text:p text:style-name="Text_20_body">After the kernel boots, the terminal should show the usual boot up messages and then finally indicates that the filesystem is mounted as a RAMDISK. </text:p>
      <text:p text:style-name="Preformatted_20_Text"><text:soft-page-break/>RAMDISK: ext2 filesystem found at block 0</text:p>
      <text:p text:style-name="Preformatted_20_Text">RAMDISK: Loading 16384KiB [1 disk] into ram disk... done.</text:p>
      <text:p text:style-name="Preformatted_20_Text">VFS: Mounted root (ext2 filesystem).</text:p>
      <text:p text:style-name="Preformatted_20_Text">Freeing init memory: 136K</text:p>
      <text:p text:style-name="Preformatted_20_Text">init started: BusyBox v1.11.1 (2008-10-05 04:40:51 CDT)</text:p>
      <text:p text:style-name="Preformatted_20_Text">starting pid 287, tty <text:span text:style-name="T2">: '/etc/init.d/rcS'</text:span></text:p>
      <text:p text:style-name="Preformatted_20_Text"/>
      <text:p text:style-name="Preformatted_20_Text"><text:s text:c="3"/>System initialization...</text:p>
      <text:p text:style-name="Preformatted_20_Text"/>
      <text:p text:style-name="Preformatted_20_Text"><text:s text:c="3"/>Hostname <text:s text:c="5"/> : OMAP3EVM</text:p>
      <text:p text:style-name="Preformatted_20_Text"><text:s text:c="3"/>Filesystem <text:s text:c="3"/> : v1.0.0</text:p>
      <text:p text:style-name="Preformatted_20_Text"/>
      <text:p text:style-name="Preformatted_20_Text"><text:s text:c="3"/>Kernel release : Linux 2.6.22.18-omap3</text:p>
      <text:p text:style-name="Preformatted_20_Text"><text:s text:c="3"/>Kernel version : #12 Mon Oct 6 01:22:49 CDT 2008</text:p>
      <text:p text:style-name="Preformatted_20_Text"/>
      <text:p text:style-name="Preformatted_20_Text">Mounting /proc <text:s text:c="11"/> : [SUCCESS]</text:p>
      <text:p text:style-name="Preformatted_20_Text">Mounting /sys <text:s text:c="12"/> : [SUCCESS]</text:p>
      <text:p text:style-name="Preformatted_20_Text">Mounting /dev <text:s text:c="12"/> : [SUCCESS]</text:p>
      <text:p text:style-name="Preformatted_20_Text">Mounting /dev/pts <text:s text:c="8"/> : [SUCCESS]</text:p>
      <text:p text:style-name="Preformatted_20_Text">Enabling hot-plug <text:s text:c="8"/> : [SUCCESS]</text:p>
      <text:p text:style-name="Preformatted_20_Text">Populating /dev <text:s text:c="10"/> : [SUCCESS]</text:p>
      <text:p text:style-name="Preformatted_20_Text">Disabling Power mgmt <text:s text:c="5"/> : [SUCCESS]</text:p>
      <text:p text:style-name="Preformatted_20_Text">Turn off LCD after 1 hour  : [SUCCESS]</text:p>
      <text:p text:style-name="Preformatted_20_Text">Mounting other filesystems : [SUCCESS]</text:p>
      <text:p text:style-name="Preformatted_20_Text">Starting syslogd <text:s text:c="9"/> : [SUCCESS]</text:p>
      <text:p text:style-name="Preformatted_20_Text">Starting telnetd <text:s text:c="9"/> : [SUCCESS]</text:p>
      <text:p text:style-name="Preformatted_20_Text"/>
      <text:p text:style-name="Preformatted_20_Text">System initialization complete.</text:p>
      <text:p text:style-name="Preformatted_20_Text"/>
      <text:p text:style-name="P8">Please press Enter to activate this console.</text:p>
      <text:h text:style-name="Heading_20_2" text:outline-level="2"><text:bookmark text:name="MTD_Partitions"/>MTD Partitions</text:h>
      <text:p text:style-name="Text_20_body">Before discussing flash file systems, “MTD partitions” must be explained. A flash device must be partitioned on an embedded device just as a hard disk must be partitioned on a Linux PC. On a Linux PC there would be a partition for /boot, a swap partition, a /usr partition, etc. For the embedded device the partitions are usually just for the boot loader, its environment variables, the kernel, and a flash file system. </text:p>
      <text:p text:style-name="Text_20_body">There is no “fdisk” for flash devices like there is for a hard disk. Instead, the partitioning is done in software. The exact file that does the partitioning is different based on the chip, board, CPU, and Linux source code. For this note, the board used is the TI OMAP 3530 EVM and the kernel source is from the SDK1.0.0 release. The file containing the MTD driver and partitions is linux/kernel_org/2.6_kernel/arch/arm/mach-omap2/board-omap3evm-flash.c. </text:p>
      <text:p text:style-name="Text_20_body">Looking at the file, the structure omap_partitions[ ] contains the partition table for the H4 board. </text:p>
      <text:p text:style-name="Preformatted_20_Text">static struct mtd_partition omap3evm_onenand_partitions[] = {</text:p>
      <text:p text:style-name="Preformatted_20_Text"><text:s text:c="7"/>{</text:p>
      <text:p text:style-name="Preformatted_20_Text"><text:s text:c="15"/>.name <text:s text:c="10"/>= "X-Loader-ONENAND",</text:p>
      <text:p text:style-name="Preformatted_20_Text"><text:s text:c="15"/>.offset <text:s text:c="8"/>= 0,</text:p>
      <text:p text:style-name="Preformatted_20_Text"><text:s text:c="15"/>.size <text:s text:c="10"/>= 4 * (64 * 2048),</text:p>
      <text:p text:style-name="Preformatted_20_Text"><text:s text:c="15"/>.mask_flags <text:s text:c="4"/>= MTD_WRITEABLE /* force read-only */</text:p>
      <text:p text:style-name="Preformatted_20_Text"><text:s text:c="7"/>},</text:p>
      <text:p text:style-name="Preformatted_20_Text"><text:soft-page-break/><text:s text:c="7"/>{</text:p>
      <text:p text:style-name="Preformatted_20_Text"><text:s text:c="15"/>.name <text:s text:c="10"/>= "U-Boot-ONENAND",</text:p>
      <text:p text:style-name="Preformatted_20_Text"><text:s text:c="15"/>.offset <text:s text:c="8"/>= MTDPART_OFS_APPEND,</text:p>
      <text:p text:style-name="Preformatted_20_Text"><text:s text:c="15"/>.size <text:s text:c="10"/>= <text:s/>14*(64*2048),</text:p>
      <text:p text:style-name="Preformatted_20_Text"><text:s text:c="15"/>.mask_flags <text:s text:c="4"/>= MTD_WRITEABLE /* force read-only */</text:p>
      <text:p text:style-name="Preformatted_20_Text"><text:s text:c="7"/>},</text:p>
      <text:p text:style-name="Preformatted_20_Text"><text:s text:c="7"/>{</text:p>
      <text:p text:style-name="Preformatted_20_Text"><text:s text:c="15"/>.name <text:s text:c="10"/>= "Boot Env-ONENAND",</text:p>
      <text:p text:style-name="Preformatted_20_Text"><text:s text:c="15"/>.offset <text:s text:c="8"/>= MTDPART_OFS_APPEND,</text:p>
      <text:p text:style-name="Preformatted_20_Text"><text:s text:c="15"/>.size <text:s text:c="10"/>= 2*(64*2048),</text:p>
      <text:p text:style-name="Preformatted_20_Text"><text:s text:c="7"/>},</text:p>
      <text:p text:style-name="Preformatted_20_Text"><text:s text:c="7"/>{</text:p>
      <text:p text:style-name="Preformatted_20_Text"><text:s text:c="15"/>.name <text:s text:c="10"/>= "Kernel-ONENAND",</text:p>
      <text:p text:style-name="Preformatted_20_Text"><text:s text:c="15"/>.offset <text:s text:c="8"/>= MTDPART_OFS_APPEND,</text:p>
      <text:p text:style-name="Preformatted_20_Text"><text:s text:c="15"/>.size <text:s text:c="10"/>= 40*(64*2048),</text:p>
      <text:p text:style-name="Preformatted_20_Text"><text:s text:c="7"/>},</text:p>
      <text:p text:style-name="Preformatted_20_Text"><text:s text:c="7"/>{</text:p>
      <text:p text:style-name="Preformatted_20_Text"><text:s text:c="15"/>.name <text:s text:c="10"/>= "File System - ONENAND",</text:p>
      <text:p text:style-name="Preformatted_20_Text"><text:s text:c="15"/>.offset <text:s text:c="8"/>= MTDPART_OFS_APPEND,</text:p>
      <text:p text:style-name="Preformatted_20_Text"><text:s text:c="15"/>.size <text:s text:c="10"/>= MTDPART_SIZ_FULL,</text:p>
      <text:p text:style-name="P8"><text:s text:c="7"/>},</text:p>
      <text:p text:style-name="Text_20_body">}; The boot loader has a partition size of 256k. The u-boot environment variables fit in a 128k partition for ES1.0 or 256k for ES2.0. The kernel partion is 2M while what is left is used for a file system. </text:p>
      <text:p text:style-name="Text_20_body">When the kernel boots and the driver loads, device nodes are created based on the partitions. The device nodes take on the form /dev/mtdblock/x or /dev/mtdblockx. </text:p>
      <text:p text:style-name="Preformatted_20_Text"><text:s text:c="22"/>Flash </text:p>
      <text:p text:style-name="Preformatted_20_Text">Physical Adress Range <text:s/>Bank <text:s/>Device Node <text:s text:c="4"/>Partition Name</text:p>
      <text:p text:style-name="Preformatted_20_Text">0x00080000-0x00020000 <text:s/>1 <text:s text:c="4"/>/dev/mtdblock0 <text:s/>"X-Loader-NAND"</text:p>
      <text:p text:style-name="Preformatted_20_Text">0x001c0000-0x00020000 <text:s/>1 <text:s text:c="4"/>/dev/mtdblock1 <text:s/>"U-Boot-NAND"</text:p>
      <text:p text:style-name="Preformatted_20_Text">0x00040000-0x00020000 <text:s/>1 <text:s text:c="4"/>/dev/mtdblock2 <text:s/>"Boot Env-NAND"</text:p>
      <text:p text:style-name="Preformatted_20_Text">0x00500000-0x00020000 <text:s/>1 <text:s text:c="4"/>/dev/mtdblock3 <text:s/>"Kernel-NAND"</text:p>
      <text:p text:style-name="P8">0x0f880000-0x00020000 <text:s/>1 <text:s text:c="4"/>/dev/mtdblock4 <text:s/>"File System - NAND"</text:p>
      <text:p text:style-name="Text_20_body">The physical address is set by u-boot. Look at the file u-boot/include/asm/arch/cpu.h to see the flash physical address mappings: </text:p>
      <text:p text:style-name="Preformatted_20_Text">/* GPMC Mapping */</text:p>
      <text:p text:style-name="Preformatted_20_Text"># define FLASH_BASE <text:s text:c="12"/>0x10000000 <text:s/>/* NOR flash (aligned to 256 Meg) */</text:p>
      <text:p text:style-name="Preformatted_20_Text"># define FLASH_BASE_SDPV1 <text:s text:c="6"/>0x04000000 <text:s/>/* NOR flash (aligned to 64 Meg) */</text:p>
      <text:p text:style-name="Preformatted_20_Text"># define FLASH_BASE_SDPV2 <text:s text:c="6"/>0x10000000 <text:s/>/* NOR flash (aligned to 256 Meg) */</text:p>
      <text:p text:style-name="Preformatted_20_Text"># define DEBUG_BASE <text:s text:c="12"/>0x08000000 <text:s/>/* debug board */</text:p>
      <text:p text:style-name="Preformatted_20_Text"># define NAND_BASE <text:s text:c="13"/>0x10000000 <text:s/>/* NAND addr (actual size small port)*/</text:p>
      <text:p text:style-name="Preformatted_20_Text"># define PISMO2_BASE <text:s text:c="11"/>0x18000000 <text:s/>/* PISMO2 CS1/2 */</text:p>
      <text:p text:style-name="P8"># define ONENAND_MAP <text:s text:c="11"/>0x20000000 <text:s/>/* OneNand addr (actual size small port */</text:p>
      <text:h text:style-name="Heading_20_2" text:outline-level="2"><text:bookmark text:name="Creating_and_Booting_a_JFFS2_Root_File_System"/>Creating and Booting a JFFS2 Root File System</text:h>
      <text:p text:style-name="Text_20_body">Since jffs2 is used only on flash devices, a standard Linux distribution does not have the tools to make a jffs2 file system. The Internet site <text:a xlink:type="simple" xlink:href="http://sources.redhat.com/jffs2">http://sources.redhat.com/jffs2</text:a> explains where and how to obtain the latest source to MTD code and file systems. mkfs.jffs2 is the tool needed to build a jffs2 file system <text:soft-page-break/>and the source is in this code. All of the MTD code will be downloaded but only the code to build mkfs.jffs2 is built. </text:p>
      <text:p text:style-name="Text_20_body">The source code is maintained in a CVS tree. CVS is version control software and is usually installed when the Linux distribution is installed. CVS does not work across firewalls so a direct connection to the Internet is required. From the command line enter the following: </text:p>
      <text:p text:style-name="Preformatted_20_Text">[root@localhost user]<text:span text:style-name="T1"># cd /home/user/build</text:span></text:p>
      <text:p text:style-name="Preformatted_20_Text">[root@localhost build]<text:span text:style-name="T1"># cvs –d :pserver:anoncvs@cvs.infradead.org:/home/cvs login</text:span> CVS password: <text:span text:style-name="T1">anoncvs</text:span></text:p>
      <text:p text:style-name="P8">[root@localhost build]<text:span text:style-name="T1"># cvs –d :pserver:anoncvs@cvs.infradead.org:/home/cvs co mtd</text:span></text:p>
      <text:p text:style-name="Text_20_body">There should now be a mtd directory under /home/user/build. The source to mkfs.jffs2 is found in the util directory under mtd. To build mkfs.jffs2 simply change directory to mtd/util and enter “make mkfs.jffs2”. When the build is complete, copy the mkfs.jffs2 file to the /sbin directory; that is where the other utilities that make file systems reside. </text:p>
      <text:p text:style-name="Preformatted_20_Text">[root@localhost build]<text:span text:style-name="T1"># cd mtd/util</text:span></text:p>
      <text:p text:style-name="Preformatted_20_Text">[root@localhost util]<text:span text:style-name="T1"># make mkfs.jffs2</text:span></text:p>
      <text:p text:style-name="P8">[root@localhost util]<text:span text:style-name="T1"># cp mkfs.jffs2 /sbin</text:span></text:p>
      <text:p text:style-name="Text_20_body">With the mkfs.jffs2 utility built and in place it is now time to make the jffs2 file system from of the target directory. Change to the /home/user directory and enter the mkfs.jffs2 command below. Probably the most important argument to the utility is the erase block size. For the NAND part on the OMAP3530 EVM board the erase block is 128k Consult either u-boot, the kernel, or the data manual for the flash part used to find the erase block size. </text:p>
      <text:p text:style-name="Preformatted_20_Text">[root@localhost util]<text:span text:style-name="T1"># cd /home/user</text:span></text:p>
      <text:p text:style-name="P8">[root@localhost util]<text:span text:style-name="T1"># mkfs.jffs2 -lqnp –e 128 -r target -o /tftpboot/rd-jffs2.bin</text:span></text:p>
      <text:p text:style-name="Text_20_body">By building the file in the /tftpboot directory, the step of copying it over is eliminated. The file must now be written into flash at a specific location. In u-boot, the flash file system will get flashed to the physical address 0x780000 and will be mounted by the kernel from /dev/mtdblock4. The steps to perform this are: </text:p>
      <text:list xml:id="list5535037964044593781" text:style-name="L2">
        <text:list-item>
          <text:p text:style-name="P5">Unprotect the flash area where the file system will reside. </text:p>
        </text:list-item>
        <text:list-item>
          <text:p text:style-name="P5">Erase that area. </text:p>
        </text:list-item>
        <text:list-item>
          <text:p text:style-name="P5">Download the rd-jffs2.bin file. </text:p>
        </text:list-item>
        <text:list-item>
          <text:p text:style-name="P5">Write it to flash. </text:p>
        </text:list-item>
        <text:list-item>
          <text:p text:style-name="P5">Modify bootargs to support a JFFS2 file system as root on /dev/mtdblock4. </text:p>
        </text:list-item>
        <text:list-item>
          <text:p text:style-name="P2">Save the environment variables.</text:p>
        </text:list-item>
      </text:list>
      <text:p text:style-name="Text_20_body">NOTE: (Not up to date - based on a different kernel – see SDK1.0.0 reprogramming scripts: C:\OMAP35x_SDK_1.0.0\board_utilities\scripts\ reflash-samsung.txt) </text:p>
      <text:p text:style-name="Preformatted_20_Text">[root@OMAP3EVM /] <text:span text:style-name="T1"># onenand unlock 0x0 0x8000000</text:span></text:p>
      <text:p text:style-name="Preformatted_20_Text">[root@OMAP3EVM /] <text:span text:style-name="T1"># mw.b 0x81600000 0xff 0x1400000</text:span></text:p>
      <text:p text:style-name="Preformatted_20_Text">[root@OMAP3EVM /] <text:span text:style-name="T1"># onenand erase block 60-1023</text:span></text:p>
      <text:p text:style-name="Preformatted_20_Text">[root@OMAP3EVM /] <text:span text:style-name="T1"># tftpboot 0x81600000 rd-jffs2.bin</text:span></text:p>
      <text:p text:style-name="Preformatted_20_Text"><text:soft-page-break/>[root@OMAP3EVM /] <text:span text:style-name="T1"># onenand write 0x81600000 0x780000 0x1400000</text:span></text:p>
      <text:p text:style-name="Preformatted_20_Text">[root@OMAP3EVM /] <text:span text:style-name="T1"># setenv bootargs mem=88M noinitrd ip=dhcp console=ttyS0,115200n8 <text:s/>root=/dev/mtdblock4 rootfstype=jffs2</text:span></text:p>
      <text:p text:style-name="P8">[root@OMAP3EVM /] <text:span text:style-name="T1"># saveenv</text:span></text:p>
      <text:p text:style-name="Text_20_body">Boot the kernel and near the end of boot-up the following messages should be seen: </text:p>
      <text:p text:style-name="Preformatted_20_Text">IP-Config: Gateway not on directly connected network.</text:p>
      <text:p text:style-name="Preformatted_20_Text">VFS: Mounted root (jffs2 filesystem).</text:p>
      <text:p text:style-name="Preformatted_20_Text">Freeing init memory: 136K</text:p>
      <text:p text:style-name="Preformatted_20_Text">eth0: link up, 100Mbps, full-duplex, lpa 0xCDE1</text:p>
      <text:p text:style-name="Preformatted_20_Text">init started: BusyBox v1.11.1 (2008-10-05 04:40:51 CDT)</text:p>
      <text:p text:style-name="Preformatted_20_Text">starting pid 288, tty <text:span text:style-name="T2">: '/etc/init.d/rcS'</text:span></text:p>
      <text:p text:style-name="Preformatted_20_Text"/>
      <text:p text:style-name="Preformatted_20_Text"><text:s text:c="3"/>System initialization...</text:p>
      <text:p text:style-name="Preformatted_20_Text"/>
      <text:p text:style-name="Preformatted_20_Text"><text:s text:c="3"/>Hostname <text:s text:c="5"/> : OMAP3EVM</text:p>
      <text:p text:style-name="Preformatted_20_Text"><text:s text:c="3"/>Filesystem <text:s text:c="3"/> : v1.0.0</text:p>
      <text:p text:style-name="Preformatted_20_Text"/>
      <text:p text:style-name="Preformatted_20_Text"><text:s text:c="3"/>Kernel release : Linux 2.6.22.18-omap3</text:p>
      <text:p text:style-name="Preformatted_20_Text"><text:s text:c="3"/>Kernel version : #1 Tue Jul 1 17:16:34 IST 2008</text:p>
      <text:p text:style-name="Preformatted_20_Text"/>
      <text:p text:style-name="Preformatted_20_Text">Mounting /proc <text:s text:c="11"/> : [SUCCESS]</text:p>
      <text:p text:style-name="Preformatted_20_Text">Mounting /sys <text:s text:c="12"/> : [SUCCESS]</text:p>
      <text:p text:style-name="Preformatted_20_Text">Mounting /dev <text:s text:c="12"/> : [SUCCESS]</text:p>
      <text:p text:style-name="Preformatted_20_Text">Mounting /dev/pts <text:s text:c="8"/> : [SUCCESS]</text:p>
      <text:p text:style-name="Preformatted_20_Text">Enabling hot-plug <text:s text:c="8"/> : [SUCCESS]</text:p>
      <text:p text:style-name="Preformatted_20_Text">Populating /dev <text:s text:c="10"/> : [SUCCESS]</text:p>
      <text:p text:style-name="Preformatted_20_Text">Disabling Power mgmt <text:s text:c="5"/> : [SUCCESS]</text:p>
      <text:p text:style-name="Preformatted_20_Text">Turn off LCD after 1 hour  : [SUCCESS]</text:p>
      <text:p text:style-name="Preformatted_20_Text">Mounting other filesystems : [SUCCESS]</text:p>
      <text:p text:style-name="Preformatted_20_Text">Starting syslogd <text:s text:c="9"/> : [SUCCESS]</text:p>
      <text:p text:style-name="Preformatted_20_Text">Starting telnetd <text:s text:c="9"/> : [SUCCESS]</text:p>
      <text:p text:style-name="Preformatted_20_Text"/>
      <text:p text:style-name="Preformatted_20_Text">System initialization complete.</text:p>
      <text:p text:style-name="Preformatted_20_Text"/>
      <text:p text:style-name="P8">Please press Enter to activate this console.</text:p>
      <text:h text:style-name="Heading_20_2" text:outline-level="2"><text:bookmark text:name="Creating_and_Booting_a_CRAMFS_Root_File_System"/>Creating and Booting a CRAMFS Root File System</text:h>
      <text:p text:style-name="Text_20_body">Since CRAMFS is another embedded file system, the host Linux distribution might not have the mkcramfs utility. The source to the cramfs tools can be found at <text:a xlink:type="simple" xlink:href="http://sourceforge.net/projects/cramfs/">http://sourceforge.net/projects/cramfs/</text:a>. As usual, download, build, and install them. </text:p>
      <text:p text:style-name="Text_20_body">The first step is to edit the etc/init.d/rcS file so that the logging daemons do not get started. Since CRAMFS is a read-only file system, the serial console would be filled with errors as these loggers try to write messages to disk. After that, change to the /home/user directory and use the mkcramfs utility to create the file image. The –v argument only says to be verbose and display messages as the file system is built. </text:p>
      <text:p text:style-name="Preformatted_20_Text">[root@localhost home]<text:span text:style-name="T1"># cd /home/user</text:span></text:p>
      <text:p text:style-name="P8">[root@localhost user]<text:span text:style-name="T1"># mkcramfs –v target /tftpboot/rd-cramfs.bin</text:span></text:p>
      <text:p text:style-name="Text_20_body">By building the file in the /tftpboot directory, the step of copying it over is eliminated. </text:p>
      <text:p text:style-name="Text_20_body"><text:soft-page-break/>The file must now be written into flash at a specific location. </text:p>
      <text:p text:style-name="Text_20_body">In u-boot, the flash file system will get flashed to the physical address 0x780000 and will be mounted by the kernel from /dev/mtdblock4. The steps to perform this are: </text:p>
      <text:list xml:id="list2847478397792841904" text:style-name="L3">
        <text:list-item>
          <text:p text:style-name="P6">Unprotect the flash area where the file system will reside. </text:p>
        </text:list-item>
        <text:list-item>
          <text:p text:style-name="P6">Erase that area. </text:p>
        </text:list-item>
        <text:list-item>
          <text:p text:style-name="P6">Download the rd-cramfs.bin file. </text:p>
        </text:list-item>
        <text:list-item>
          <text:p text:style-name="P6">Write it to flash. </text:p>
        </text:list-item>
        <text:list-item>
          <text:p text:style-name="P6">Modify bootargs to support a CRAMFS file system as root on /dev/mtdblock4. </text:p>
        </text:list-item>
        <text:list-item>
          <text:p text:style-name="P3">Save the environment variables.</text:p>
        </text:list-item>
      </text:list>
      <text:p text:style-name="Preformatted_20_Text">[root@OMAP3EVM /] <text:span text:style-name="T1"># onenand unlock 0x0 0x8000000</text:span></text:p>
      <text:p text:style-name="Preformatted_20_Text">[root@OMAP3EVM /] <text:span text:style-name="T1"># mw.b 0x81600000 0xff 0x1400000</text:span></text:p>
      <text:p text:style-name="Preformatted_20_Text">[root@OMAP3EVM /] <text:span text:style-name="T1"># onenand erase block 60-1023</text:span></text:p>
      <text:p text:style-name="Preformatted_20_Text">[root@OMAP3EVM /] <text:span text:style-name="T1"># tftpboot 0x81600000 rd-cramfs.bin</text:span></text:p>
      <text:p text:style-name="Preformatted_20_Text">[root@OMAP3EVM /] <text:span text:style-name="T1"># onenand write 0x81600000 0x780000 0x1400000</text:span></text:p>
      <text:p text:style-name="Preformatted_20_Text">[root@OMAP3EVM /] <text:span text:style-name="T1"># setenv bootargs mem=88M noinitrd ip=dhcp console=ttyS0,115200n8 root=/dev/mtdblock4 rootfstype=cramfs</text:span></text:p>
      <text:p text:style-name="P8">[root@OMAP3EVM /] <text:span text:style-name="T1"># saveenv</text:span></text:p>
      <text:p text:style-name="Text_20_body">Boot the kernel and near the end of boot-up the following messages should be seen: NOTE: (Not up to date - based on a different kernel) </text:p>
      <text:p text:style-name="Preformatted_20_Text">VFS: Mounted root (cramfs filesystem) readonly.</text:p>
      <text:p text:style-name="Preformatted_20_Text">Freeing init memory: 136K</text:p>
      <text:p text:style-name="Preformatted_20_Text">Mounting proc : OK</text:p>
      <text:p text:style-name="Preformatted_20_Text">Mounting sysfs : OK</text:p>
      <text:p text:style-name="Preformatted_20_Text">Mounting /dev : OK</text:p>
      <text:p text:style-name="Preformatted_20_Text">Creating local mdev devices</text:p>
      <text:p text:style-name="Preformatted_20_Text"/>
      <text:p text:style-name="Preformatted_20_Text"><text:s text:c="3"/>System initialization...</text:p>
      <text:p text:style-name="Preformatted_20_Text"/>
      <text:p text:style-name="Preformatted_20_Text"><text:s text:c="3"/>Hostname <text:s text:c="5"/> : OMAP3EVM</text:p>
      <text:p text:style-name="Preformatted_20_Text"><text:s text:c="3"/>Filesystem <text:s text:c="3"/> : v1.0.0</text:p>
      <text:p text:style-name="Preformatted_20_Text"/>
      <text:p text:style-name="Preformatted_20_Text"><text:s text:c="3"/>Kernel release : Linux 2.6.22.18-omap3</text:p>
      <text:p text:style-name="Preformatted_20_Text"><text:s text:c="3"/>Kernel version : #1 Tue Jul 1 17:16:34 IST 2008</text:p>
      <text:p text:style-name="Preformatted_20_Text"/>
      <text:p text:style-name="Preformatted_20_Text">Mounting devpts : OK</text:p>
      <text:p text:style-name="Preformatted_20_Text">Setting up networking</text:p>
      <text:p text:style-name="Preformatted_20_Text">Configuring lo : OK</text:p>
      <text:p text:style-name="Preformatted_20_Text">Mounting filesystems : OK</text:p>
      <text:p text:style-name="Preformatted_20_Text"/>
      <text:p text:style-name="Preformatted_20_Text"/>
      <text:p text:style-name="Preformatted_20_Text">System initialization complete.</text:p>
      <text:p text:style-name="Preformatted_20_Text"/>
      <text:p text:style-name="P8">Please press Enter to activate this console.</text:p>
      <text:h text:style-name="Heading_20_2" text:outline-level="2"><text:bookmark text:name="Enhancing_the_Root_File_System"/>Enhancing the Root File System</text:h>
      <text:p text:style-name="Text_20_body">The root file system built contains only the bare minimum files to operate. Kernel driver modules have not been added yet. Also, as applications are built and added, the shared libraries used by the <text:soft-page-break/>applications will need to be added. The file system will get larger when these files are added. </text:p>
      <text:h text:style-name="Heading_20_3" text:outline-level="3"><text:bookmark text:name="Add_the_Kernel_Driver_Modules_to_the_Root_File_System"/>Add the Kernel Driver Modules to the Root File System</text:h>
      <text:p text:style-name="Text_20_body">Any drivers built as modules need to be added to the target root file system. This is fairly simple; after building the kernel, build the modules, and then use the same kernel Makefile to install the files to the target. </text:p>
      <text:p text:style-name="Preformatted_20_Text">[root@localhost 2.6_kernel]<text:span text:style-name="T1"># make modules</text:span></text:p>
      <text:p text:style-name="P8">[root@localhost 2.6_kernel]<text:span text:style-name="T1"># make INSTALL_MOD_PATH=/home/user/target modules_install</text:span></text:p>
      <text:p text:style-name="Text_20_body">After the second make is performed, the kernel modules will be copied to the /home/user/target/lib/modules directory. One problem still exists – the modules still have debug information so they are larger than they need to be. When debug information is no longer needed, use the arm-none-linux-gnueabi-strip utility to remove it. Unfortunately the strip utility does not have a recursive option to go into each directory and strip the driver. If there are only a few drivers, the find utility can be used to find each .o file recursively and then pass the file name to strip. An example is shown below. </text:p>
      <text:p text:style-name="Preformatted_20_Text">[root@localhost user]<text:span text:style-name="T1"># cd /home/user/target/lib/modules</text:span></text:p>
      <text:p text:style-name="P8">[root@localhost modules]<text:span text:style-name="T1"># arm-none-linux-gnueabi-strip `find . –name “*.ko”`</text:span></text:p>
      <text:p text:style-name="Text_20_body">Note that the ` character is the “tick” key that is on the left-hand side of the keyboard and is a lowercase ~. </text:p>
      <text:h text:style-name="Heading_20_2" text:outline-level="2"><text:bookmark text:name="RAMDISK_Considerations"/>RAMDISK Considerations</text:h>
      <text:p text:style-name="Text_20_body">As files get added to the target root file system, the image size will grow beyond 16M. The kernel must be configured to the new RAMDISK size and re-built. See section “3.3 Configure the Linux Kernel for RAMDISK support” for more information on how to change the RAMDISK size in the kernel. The amount of RAM used for the RAMDISK should not be too big so that the kernel has enough RAM to load and run programs. For example, on a board with only 32M RAM, a 20M RAMDISK would only leave 12M for the kernel to use. This could cause a shortage of memory for programs to run. If a development platform has more then 32M, then that should also be reflected in the u-boot environment variable “bootargs”. For example, assume a development platform now has 64M of RAM. The bootargs variable could be changed from “mem=32M” to “mem=64M”. A RAMDISK of 20M would no longer be a problem. One last hint on keeping the RAMDISK image small. Use the arm-none-linux-gnueabi-strip program to strip off unneeded headers and debug information once an application or driver has been fully debugged and ready for inclusion in the imag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2:08:19.879162251</meta:creation-date>
    <dc:date>2020-01-24T12:10:06.173439296</dc:date>
    <meta:editing-duration>P0D</meta:editing-duration>
    <meta:editing-cycles>1</meta:editing-cycles>
    <meta:document-statistic meta:table-count="0" meta:image-count="0" meta:object-count="0" meta:page-count="16" meta:paragraph-count="575" meta:word-count="4703" meta:character-count="32958" meta:non-whitespace-character-count="26104"/>
    <meta:generator>LibreOffice/4.2.8.2$Linux_X86_64 LibreOffice_project/420m0$Build-2</meta:generator>
  </office:meta>
</office:document-meta>
</file>